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draw:marker-start="Arrow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3cm" svg:stroke-color="#000000" draw:marker-start-width="0.245cm" draw:marker-end-width="0.245cm" draw:fill="solid" draw:fill-color="#000000" draw:textarea-horizontal-align="justify" draw:textarea-vertical-align="middle" draw:auto-grow-height="fals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2cm" draw:marker-start="" draw:marker-start-width="0.23cm" draw:marker-end="Arrow" draw:marker-end-width="0.23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2cm" draw:marker-start="" draw:marker-start-width="0.23cm" draw:marker-end-width="0.23cm" draw:fill="none" draw:textarea-vertical-align="middle" fo:padding-top="0.135cm" fo:padding-bottom="0.135cm" fo:padding-left="0.26cm" fo:padding-right="0.26cm"/>
    </style:style>
    <style:style style:name="gr10" style:family="graphic" style:parent-style-name="objectwithoutfill">
      <style:graphic-properties svg:stroke-width="0.02cm" draw:marker-start="Arrow" draw:marker-start-width="0.23cm" draw:marker-end="Arrow" draw:marker-end-width="0.23cm" draw:fill="none" draw:textarea-vertical-align="middle" fo:padding-top="0.135cm" fo:padding-bottom="0.135cm" fo:padding-left="0.26cm" fo:padding-right="0.26cm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cm" svg:height="4cm" svg:x="2.99cm" svg:y="1.5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4cm" svg:x="0.99cm" svg:y="2.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18cm" svg:height="0.819cm" svg:x="4.08cm" svg:y="2.79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99cm" svg:y1="2.52cm" svg:x2="2.99cm" svg:y2="1.52cm">
          <text:p/>
        </draw:line>
        <draw:line draw:style-name="gr3" draw:text-style-name="P1" draw:layer="layout" svg:x1="4.99cm" svg:y1="2.52cm" svg:x2="6.99cm" svg:y2="1.52cm">
          <text:p/>
        </draw:line>
        <draw:line draw:style-name="gr3" draw:text-style-name="P1" draw:layer="layout" svg:x1="0.99cm" svg:y1="6.52cm" svg:x2="2.99cm" svg:y2="5.52cm">
          <text:p/>
        </draw:line>
        <draw:line draw:style-name="gr3" draw:text-style-name="P1" draw:layer="layout" svg:x1="4.99cm" svg:y1="6.52cm" svg:x2="6.99cm" svg:y2="5.52cm">
          <text:p/>
        </draw:line>
        <draw:line draw:style-name="gr4" draw:text-style-name="P1" draw:layer="layout" svg:x1="1.99cm" svg:y1="2.02cm" svg:x2="5.99cm" svg:y2="2.02cm">
          <text:p/>
        </draw:line>
        <draw:line draw:style-name="gr5" draw:text-style-name="P1" draw:layer="layout" svg:x1="0.99cm" svg:y1="7.52cm" svg:x2="5.99cm" svg:y2="5.02cm">
          <text:p/>
        </draw:line>
        <draw:custom-shape draw:style-name="gr1" draw:text-style-name="P1" draw:layer="layout" svg:width="1cm" svg:height="1cm" svg:x="3.49cm" svg:y="3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3.99cm" svg:y1="6.02cm" svg:x2="3.99cm" svg:y2="4.52cm">
          <text:p/>
        </draw:line>
        <draw:line draw:style-name="gr6" draw:text-style-name="P1" draw:layer="layout" svg:x1="3.99cm" svg:y1="3.52cm" svg:x2="3.99cm" svg:y2="2.02cm">
          <text:p/>
        </draw:line>
        <draw:custom-shape draw:style-name="gr7" draw:text-style-name="P1" draw:layer="layout" svg:width="0.182cm" svg:height="0.181cm" svg:x="3.898cm" svg:y="1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182cm" svg:height="0.181cm" svg:x="3.899cm" svg:y="5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0.762cm" svg:y1="6.02cm" svg:x2="7.535cm" svg:y2="6.02cm">
          <text:p/>
        </draw:line>
        <draw:line draw:style-name="gr9" draw:text-style-name="P1" draw:layer="layout" svg:x1="2.99cm" svg:y1="2.52cm" svg:x2="4.99cm" svg:y2="1.52cm">
          <text:p/>
        </draw:line>
        <draw:line draw:style-name="gr8" draw:text-style-name="P1" draw:layer="layout" svg:x1="3.99cm" svg:y1="2.156cm" svg:x2="3.99cm" svg:y2="0.429cm">
          <text:p/>
        </draw:line>
        <draw:line draw:style-name="gr10" draw:text-style-name="P1" draw:layer="layout" svg:x1="2.989cm" svg:y1="1.292cm" svg:x2="6.99cm" svg:y2="1.292cm">
          <text:p/>
        </draw:line>
        <draw:line draw:style-name="gr10" draw:text-style-name="P1" draw:layer="layout" svg:x1="7.262cm" svg:y1="1.52cm" svg:x2="7.262cm" svg:y2="5.52cm">
          <text:p/>
        </draw:line>
        <draw:line draw:style-name="gr10" draw:text-style-name="P1" draw:layer="layout" svg:x1="2.717cm" svg:y1="1.383cm" svg:x2="0.717cm" svg:y2="2.383cm">
          <text:p/>
        </draw:line>
        <draw:frame draw:style-name="gr11" draw:layer="layout" svg:width="1.327cm" svg:height="0.42cm" svg:x="2.708cm" svg:y="5.5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1" draw:layer="layout" svg:width="0.399cm" svg:height="0.389cm" svg:x="0.545cm" svg:y="7.24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1" draw:layer="layout" svg:width="0.421cm" svg:height="0.389cm" svg:x="7.5cm" svg:y="6.06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1" draw:layer="layout" svg:width="0.377cm" svg:height="0.389cm" svg:x="3.478cm" svg:y="0.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layer="layout" svg:width="0.797cm" svg:height="0.505cm" svg:x="0.783cm" svg:y="1.4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1" draw:layer="layout" svg:width="0.83cm" svg:height="0.445cm" svg:x="7.341cm" svg:y="3.34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1" draw:layer="layout" svg:width="2.488cm" svg:height="0.499cm" svg:x="4.08cm" svg:y="2.97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1" draw:layer="layout" svg:width="0.865cm" svg:height="0.505cm" svg:x="4.738cm" svg:y="0.747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2" draw:layer="layout" svg:width="0.875cm" svg:height="0.962cm" svg:x="3.545cm" svg:y="3.538cm">
          <draw:text-box>
            <text:p>~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3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10T14:32:46</meta:creation-date>
    <dc:date>2013-05-11T09:47:32</dc:date>
    <meta:editing-duration>P0D</meta:editing-duration>
    <meta:editing-cycles>3</meta:editing-cycles>
    <meta:generator>LibreOffice/3.5$Linux_x86 LibreOffice_project/350m1$Build-2</meta:generator>
    <dc:creator>idf1 </dc:creator>
    <meta:document-statistic meta:object-count="29"/>
  </office:meta>
</office:document-meta>
</file>

<file path=Object 1/content.xml><?xml version="1.0" encoding="utf-8"?>
<math xmlns="http://www.w3.org/1998/Math/MathML">
  <semantics>
    <mrow>
      <mrow>
        <mo stretchy="false">(</mo>
        <mrow>
          <mi>i</mi>
          <mi>,</mi>
          <mi>j</mi>
          <mi>,</mi>
          <mi>k</mi>
        </mrow>
        <mo stretchy="false">)</mo>
      </mrow>
    </mrow>
    <annotation encoding="StarMath 5.0">(i,j,k)</annotation>
  </semantics>
</math>
</file>

<file path=Object 2/content.xml><?xml version="1.0" encoding="utf-8"?>
<math xmlns="http://www.w3.org/1998/Math/MathML">
  <semantics>
    <mrow>
      <mi>x</mi>
    </mrow>
    <annotation encoding="StarMath 5.0">x</annotation>
  </semantics>
</math>
</file>

<file path=Object 3/content.xml><?xml version="1.0" encoding="utf-8"?>
<math xmlns="http://www.w3.org/1998/Math/MathML">
  <semantics>
    <mrow>
      <mi>y</mi>
    </mrow>
    <annotation encoding="StarMath 5.0">y</annotation>
  </semantics>
</math>
</file>

<file path=Object 4/content.xml><?xml version="1.0" encoding="utf-8"?>
<math xmlns="http://www.w3.org/1998/Math/MathML">
  <semantics>
    <mrow>
      <mi>z</mi>
    </mrow>
    <annotation encoding="StarMath 5.0">z</annotation>
  </semantics>
</math>
</file>

<file path=Object 5/content.xml><?xml version="1.0" encoding="utf-8"?>
<math xmlns="http://www.w3.org/1998/Math/MathML">
  <semantics>
    <mrow>
      <mover accent="true">
        <mrow>
          <mo stretchy="false">Δ</mo>
          <mtext/>
        </mrow>
        <mo stretchy="false">̃</mo>
      </mover>
      <msub>
        <mi>x</mi>
        <mi>i</mi>
      </msub>
    </mrow>
    <annotation encoding="StarMath 5.0">tilde{%DELTA%} x_i</annotation>
  </semantics>
</math>
</file>

<file path=Object 6/content.xml><?xml version="1.0" encoding="utf-8"?>
<math xmlns="http://www.w3.org/1998/Math/MathML">
  <semantics>
    <mrow>
      <mo stretchy="false">Δ</mo>
      <mtext/>
      <msub>
        <mi>z</mi>
        <mi>k</mi>
      </msub>
    </mrow>
    <annotation encoding="StarMath 5.0">%DELTA% z_k</annotation>
  </semantics>
</math>
</file>

<file path=Object 8/content.xml><?xml version="1.0" encoding="utf-8"?>
<math xmlns="http://www.w3.org/1998/Math/MathML">
  <semantics>
    <mrow>
      <msubsup>
        <mi>E</mi>
        <mi>z</mi>
        <mrow>
          <mi>n</mi>
        </mrow>
      </msubsup>
      <mrow>
        <mo stretchy="false">(</mo>
        <mrow>
          <mi>i</mi>
          <mi>,</mi>
          <mi>j</mi>
          <mi>,</mi>
          <mrow>
            <mi>k</mi>
            <mo stretchy="false">+</mo>
            <mrow>
              <mn>1</mn>
              <mo stretchy="false">/</mo>
              <mn>2</mn>
            </mrow>
          </mrow>
        </mrow>
        <mo stretchy="false">)</mo>
      </mrow>
    </mrow>
    <annotation encoding="StarMath 5.0">E^{n}_z(i,j,k+1/2)</annotation>
  </semantics>
</math>
</file>

<file path=Object 9/content.xml><?xml version="1.0" encoding="utf-8"?>
<math xmlns="http://www.w3.org/1998/Math/MathML">
  <semantics>
    <mrow>
      <mover accent="true">
        <mrow>
          <mo stretchy="false">Δ</mo>
          <mtext/>
        </mrow>
        <mo stretchy="false">̃</mo>
      </mover>
      <msub>
        <mi>y</mi>
        <mi>j</mi>
      </msub>
    </mrow>
    <annotation encoding="StarMath 5.0">tilde{%DELTA%} y_j</annotation>
  </semantics>
</math>
</file>